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iberation Serif1" svg:font-family="'Liberation Serif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paragraph-properties fo:line-height="115%" fo:text-align="start" style:justify-single-word="false" style:writing-mode="lr-tb"/>
      <style:text-properties style:font-name="Liberation Serif" fo:language="hu" fo:country="HU"/>
    </style:style>
    <style:style style:name="P2" style:family="paragraph" style:parent-style-name="Heading_20_2">
      <style:paragraph-properties fo:text-align="start" style:justify-single-word="false" style:writing-mode="lr-tb"/>
      <style:text-properties fo:language="hu" fo:country="HU"/>
    </style:style>
    <style:style style:name="P3" style:family="paragraph" style:parent-style-name="Heading_20_1" style:master-page-name="Standard">
      <style:paragraph-properties fo:text-align="start" style:justify-single-word="false" style:page-number="auto" style:writing-mode="lr-tb"/>
      <style:text-properties fo:language="hu" fo:country="HU"/>
    </style:style>
    <style:style style:name="P4" style:family="paragraph" style:parent-style-name="Heading_20_3" style:list-style-name="WWNum1">
      <style:paragraph-properties fo:margin-left="0in" fo:margin-right="0in" fo:text-align="start" style:justify-single-word="false" fo:text-indent="0in" style:auto-text-indent="false" style:writing-mode="lr-tb"/>
      <style:text-properties fo:language="hu" fo:country="HU"/>
    </style:style>
    <style:style style:name="P5" style:family="paragraph" style:parent-style-name="Heading_20_3" style:list-style-name="WWNum1">
      <style:paragraph-properties fo:margin-left="0in" fo:margin-right="0in" fo:text-align="start" style:justify-single-word="false" fo:text-indent="0in" style:auto-text-indent="false" style:writing-mode="lr-tb"/>
    </style:style>
    <style:style style:name="T1" style:family="text">
      <style:text-properties style:font-name="Liberation Serif" fo:language="hu" fo:country="HU"/>
    </style:style>
    <style:style style:name="T2" style:family="text">
      <style:text-properties style:font-name="Liberation Serif" fo:language="hu" fo:country="HU" style:text-underline-style="solid" style:text-underline-width="auto" style:text-underline-color="font-color"/>
    </style:style>
    <style:style style:name="T3" style:family="text">
      <style:text-properties style:font-name="Liberation Serif" fo:language="hu" fo:country="HU" fo:font-style="italic" style:font-style-asian="italic" style:font-style-complex="italic"/>
    </style:style>
    <style:style style:name="T4" style:family="text">
      <style:text-properties style:font-name="Liberation Serif" fo:language="hu" fo:country="HU" fo:font-style="italic" officeooo:rsid="000e6dcb" style:font-style-asian="italic" style:font-style-complex="italic"/>
    </style:style>
    <style:style style:name="T5" style:family="text">
      <style:text-properties style:font-name="Liberation Serif" fo:language="hu" fo:country="HU" style:text-underline-style="none"/>
    </style:style>
    <style:style style:name="T6" style:family="text">
      <style:text-properties style:font-name="Liberation Serif" fo:language="hu" fo:country="HU" officeooo:rsid="00045f82"/>
    </style:style>
    <style:style style:name="T7" style:family="text">
      <style:text-properties style:font-name="Liberation Serif" fo:language="hu" fo:country="HU" officeooo:rsid="000650f9"/>
    </style:style>
    <style:style style:name="T8" style:family="text">
      <style:text-properties style:font-name="Liberation Serif" fo:language="hu" fo:country="HU" officeooo:rsid="0009e807"/>
    </style:style>
    <style:style style:name="T9" style:family="text">
      <style:text-properties style:font-name="Liberation Serif" fo:language="hu" fo:country="HU" officeooo:rsid="000c5b5f"/>
    </style:style>
    <style:style style:name="T10" style:family="text">
      <style:text-properties style:font-name="Liberation Serif" fo:language="hu" fo:country="HU" officeooo:rsid="000cd289"/>
    </style:style>
    <style:style style:name="T11" style:family="text">
      <style:text-properties style:font-name="Liberation Serif" fo:language="hu" fo:country="HU" officeooo:rsid="000e6dcb"/>
    </style:style>
    <style:style style:name="T12" style:family="text">
      <style:text-properties style:font-name="Liberation Serif" fo:language="hu" fo:country="HU" officeooo:rsid="001005e2"/>
    </style:style>
    <style:style style:name="T13" style:family="text">
      <style:text-properties style:font-name="Liberation Serif" fo:language="hu" fo:country="HU" officeooo:rsid="00111261"/>
    </style:style>
    <style:style style:name="T14" style:family="text">
      <style:text-properties style:font-name="Liberation Serif" fo:language="hu" fo:country="HU" officeooo:rsid="0015cdae"/>
    </style:style>
    <style:style style:name="T15" style:family="text">
      <style:text-properties style:font-name="Liberation Serif" fo:language="hu" fo:country="HU" officeooo:rsid="001cf157"/>
    </style:style>
    <style:style style:name="T16" style:family="text">
      <style:text-properties style:use-window-font-color="true" loext:opacity="0%" style:font-name="Liberation Serif" fo:font-size="12pt" fo:language="hu" fo:country="HU" officeooo:rsid="00045f82" style:letter-kerning="true" style:font-name-asian="Arial Unicode MS" style:font-size-asian="12pt" style:language-asian="hi" style:country-asian="IN" style:font-name-complex="Liberation Serif1" style:font-size-complex="12pt"/>
    </style:style>
    <style:style style:name="T17" style:family="text">
      <style:text-properties style:use-window-font-color="true" loext:opacity="0%" style:font-name="Liberation Serif" fo:font-size="12pt" fo:language="hu" fo:country="HU" officeooo:rsid="00158889" style:letter-kerning="true" style:font-name-asian="Arial Unicode MS" style:font-size-asian="12pt" style:language-asian="hi" style:country-asian="IN" style:font-name-complex="Liberation Serif1" style:font-size-complex="12pt"/>
    </style:style>
    <style:style style:name="T18" style:family="text">
      <style:text-properties style:use-window-font-color="true" loext:opacity="0%" fo:font-size="12pt" officeooo:rsid="001d888c" style:letter-kerning="true" style:font-name-asian="Arial Unicode MS" style:font-size-asian="12pt" style:language-asian="hi" style:country-asian="IN" style:font-name-complex="Liberation Serif1" style:font-size-complex="12pt"/>
    </style:style>
    <style:style style:name="T19" style:family="text">
      <style:text-properties style:use-window-font-color="true" loext:opacity="0%" fo:font-size="12pt" officeooo:rsid="001f42e1" style:letter-kerning="true" style:font-name-asian="Arial Unicode MS" style:font-size-asian="12pt" style:language-asian="hi" style:country-asian="IN" style:font-name-complex="Liberation Serif1" style:font-size-complex="12pt"/>
    </style:style>
    <style:style style:name="T20" style:family="text">
      <style:text-properties officeooo:rsid="0011ebba"/>
    </style:style>
    <style:style style:name="T21" style:family="text">
      <style:text-properties officeooo:rsid="001412cc"/>
    </style:style>
    <style:style style:name="T22" style:family="text">
      <style:text-properties officeooo:rsid="001976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"Nincsenek titkaim" – Privacy az interneten</text:p>
      <text:p text:style-name="P2">3. rész: Adattermelés, nárcizmus, szabályozás</text:p>
      <text:p text:style-name="Text_20_body">Legutóbb a privacy globális felelősségét érintettük, illetve hogy mennyire könnyen ignorálunk egy olyan belehallgatást beszélgetéseinkbe, ahol a harmadik fél nincs jelen fizikailag, illetve nincs köztünk közvetlen ismerettség.</text:p>
      <text:p text:style-name="Text_20_body">Felületesen belepillantottunk az internetes szolgáltatók üzleti modelljébe, innen folytatjuk most. Ismét fontos kihangsúlyozni, a cél nem a rettegés keltése, hanem a megismerés – esküszünk, az ötödik rész már az egyszerű és hatékony megoldásokról fog szólni, de szükséges a világkép felépítése, hogy értsük, milyen közegben mozgunk és miért fontos tudatosan viselkedni benne.</text:p>
      <text:p text:style-name="P1"/>
      <text:list xml:id="list2686293441" text:style-name="WWNum1">
        <text:list-item>
          <text:h text:style-name="P4" text:outline-level="3">A közösségi média adattermelése</text:h>
        </text:list-item>
      </text:list>
      <text:p text:style-name="Text_20_body"><text:span text:style-name="T1">Az előző részben bemutattuk, hogy a nagy netes szolgáltatók ingyenessége látszat csak – valójában a saját adatainkkal fizetünk, </text:span><text:span text:style-name="T2">mi vagyunk a termék</text:span><text:span text:style-name="T1">.</text:span></text:p>
      <text:p text:style-name="Text_20_body"><text:span text:style-name="T1">Értelemszerű tehát, hogy ezen cégeknek a nagyobb bevétel érdekében minél több és több nyers adatra van szüksége. Például a Facebook esetében minél több tartalommegosztást végzünk, annál hasznosabbak vagyunk számára, hiszen főleg ránk szabott, </text:span><text:span text:style-name="T2">célzott reklámok értékesítéséből él</text:span><text:span text:style-name="T1">. Minél pontosabban tudja, milyen reklámok érnek el bennünket, annál több pénzért adhatja el a megbízóinak hirdetéseit. Például </text:span><text:span text:style-name="T7">ha </text:span><text:span text:style-name="T1">egy hirdető cég 20 és 39 év közti, budapesti, elektronikus zenét szerető, jó anyagi körülmények közt élő, liberális, egyedülálló, nagy médiafogyasztású, egészséges, sport iránt érdeklődő emberekre szeretné </text:span><text:span text:style-name="T8">szakkifejezéssel </text:span><text:span text:style-name="T1">„targetálni” a reklámjait, akkor a Facebook tud ilyen felhasználókból álló csoport listát generálni (és eladni) számára, mert van annyira részletes a felhasználóiból épített profil-adatbázis, hogy ezt könnyen megteheti. Ez után a megbízó cég reklámjai csak a fenti csoport tagjai számára jelennek meg a Facebook felületen, várhatóan nagyobb elérést, kattintást generálva, mintha csak random levélszeméttel szórtak volna meg pár millió embert.</text:span></text:p>
      <text:p text:style-name="Text_20_body">Viszont a hatékony és nagy mennyiségű profil felépítése olyan mint egy búzaföld gondozása: a bőséges aratáshoz nagy terület, sok és jól táplált kalász (személyes adat) kell.</text:p>
      <text:p text:style-name="Text_20_body"><text:span text:style-name="T1">A szolgáltató célja tehát, hogy rávegyen minket a </text:span><text:span text:style-name="T9">rendszeres </text:span><text:span text:style-name="T1">tartalomgyártásra. Az “ingyenesség” és a végtelen tárhely is ezt az impulzust erősíti, a felhasználó még hamis öntudatosságot is érezhet: “</text:span><text:span text:style-name="T3">Én aztán nem fizetek semmiért, minden ingyen van! Nehogy már lehúzzanak pénzzel.</text:span><text:span text:style-name="T1">”</text:span></text:p>
      <text:p text:style-name="Text_20_body"><text:span text:style-name="T1">Hatékony eszköz a tartalomgyártás felpörgetésére a </text:span><text:span text:style-name="T3">nárcizmus</text:span><text:span text:style-name="T1"> gerjesztése is. A közösségi média felületei folyamatosan posztolásra bíztatnak, arcunkba tolják ismerőseink legidillibb képe</text:span><text:span text:style-name="T6">i</text:span><text:span text:style-name="T1">t, ezzel szorongást váltva ki: “</text:span><text:span text:style-name="T3">Az ő életük milyen idilli, nekem is meg kell mutatnom, hogy nem vagyok szerencsétlen, én is tudok napozós képet posztolni a tengerpartról koktéllal és keresztbetett lábbal ((még akkor is, ha a szívem mélyén sokkal inkább lennék valahol máshol, ami kevésbé “idilli”, de jobban érzem magam ott)).</text:span><text:span text:style-name="T1">”</text:span></text:p>
      <text:p text:style-name="Text_20_body"><text:soft-page-break/>Abba bele se gondolunk, hogy ismerőseink idillje legtöbbször hazugság, hosszas állítgatás áll a “tökéletes” fényképek elkészítése mögött és mindennapi lelki problémáik, szorongásaik sem jönnek át a szépia szűrővel felturbózott képeiken át.</text:p>
      <text:p text:style-name="Text_20_body"><text:span text:style-name="T1">A nárcizmus ilyen fajta gerjesztése sokakat arra sarkallhat, hogy be kelljen mutatniuk életünk minden pillanatát – idealizált formában természetesen. A közösségi médiában mindenki saját bulvármagazinjának főszerkesztőjévé válik, </text:span><text:span text:style-name="T10">a</text:span><text:span text:style-name="T1">z önvédelmi reflexek kikapcsolnak, végtelenül kitolódik az “</text:span><text:span text:style-name="T3">ezt azért már nem</text:span><text:span text:style-name="T1">” határa.</text:span></text:p>
      <text:p text:style-name="Text_20_body"><text:span text:style-name="T1">Az </text:span><text:span text:style-name="T3">érzelmi inkontinencia</text:span><text:span text:style-name="T1"> is erős tünet, sokan minden lelki gondjukat – annak felbukkanásának pillanatában – kiírják az üzenőfalakra, (részben) elkerülve ezzel a probléma feldolgozását, átnyomva a szorongást az ismerőseikre, akik a huzamosabb terhelés után általában diszkréten az ismerős posztjainak elrejtését választják.</text:span></text:p>
      <text:p text:style-name="Text_20_body">A lájkvadászat ugyancsak brutális ösztönző – hamis önbecsülést merítünk a lájkok számából, azt hisszük (rosszul), hogy a lájkok száma posztunk (ezen keresztül saját magunk) értékét becsüli fel, komoly szorongást keltve, ha számuk alacsony és újabb posztolásra csábítva, ha magas – egyfajta mentális drogként hatva agyunk jutalmazó központjában. Jól látható, hogy a közösségi média ösztönös használata számos mentális probléma megjelenéséhez és elfajulásához vezethet.</text:p>
      <text:p text:style-name="Text_20_body"><text:span text:style-name="T1">A fent taglalt poszt-viharban szinte észrevétlenül válik áldozattá az </text:span><text:span text:style-name="T3">adatvédelem</text:span><text:span text:style-name="T1">. Ki gondolkozik </text:span><text:span text:style-name="T6">saját</text:span><text:span text:style-name="T1"> gyereke személyiségi jogain, amikor keble épp büszkeségtől dagad, miközben kiposztolja utódai fürdőruhában pancsoló, viháncoló képeit? </text:span><text:span text:style-name="T11">Ez a </text:span><text:span text:style-name="T12">szülői viselkedés írja le az ún.</text:span><text:span text:style-name="T11"> „</text:span><text:a xlink:type="simple" xlink:href="https://en.wikipedia.org/wiki/Sharenting" text:style-name="Internet_20_link" text:visited-style-name="Visited_20_Internet_20_Link"><text:span text:style-name="T4">sharenting</text:span></text:a><text:span text:style-name="T11">” fogalmá</text:span><text:span text:style-name="T12">t</text:span><text:span text:style-name="T11">.</text:span><text:span text:style-name="T1"> Mostanában kezd felnőni az a nemzedék, akinek tagjai tinédzserként azzal szembesülnek, hogy a közösségi háló tele van gyerekkori félpucér, vagy születésük pillanatát megörökítő, vérben úszó képeikkel és ők erre – a mostani fejükkel – lehet, hogy semmilyen felhatalmazást nem adnának szívesen. És akkor még nem beszéltünk a sokkal, sokkal kényelmetlenebb aspektusról, amikor idegenek töltik le é</text:span><text:span text:style-name="T11">s osztják meg sötétebb csatornákon </text:span><text:span text:style-name="T1">ezeket a publikusan megosztott képeket </text:span><text:span text:style-name="T11">gyereke</text:span><text:span text:style-name="T13">in</text:span><text:span text:style-name="T11">kről</text:span><text:span text:style-name="T1">...</text:span></text:p>
      <text:p text:style-name="Text_20_body"><text:span text:style-name="T1">Újabb kellemetlenségre adhat okot a címkék („tag”-ek) alkalmazása, mikor ismerősök a csoportképeken </text:span><text:span text:style-name="T6">meg</text:span><text:span text:style-name="T1">jelölnek, </text:span><text:span text:style-name="T6">beazonosítanak</text:span><text:span text:style-name="T1"> minden rajta szereplő személyt. Ezzel tudtukon kívül a közösségi oldalak arcfelismerő neurális hálózatát tanítják – így egy random képen később már címkézés nélkül is felismeri az illetőt a rendszer.. Nem beszélve azokról az esetekről, amikor mondjuk egy politikai aktivista teljes ismerő</text:span><text:span text:style-name="T6">s-</text:span><text:span text:style-name="T1">hálóját barátai önkéntesen – de tudtukon kívül – </text:span><text:span text:style-name="T6">címkézéssel </text:span><text:span text:style-name="T1">feltérképezik, tálcán nyújtva azt így át a hatóságoknak.</text:span></text:p>
      <text:p text:style-name="P1"/>
      <text:list xml:id="list202844742529121" text:continue-numbering="true" text:style-name="WWNum1">
        <text:list-item>
          <text:h text:style-name="P5" text:outline-level="3">Adatkereskedelem</text:h>
        </text:list-item>
      </text:list>
      <text:p text:style-name="Text_20_body">Az adat az új arany és mi “gombokért” adjuk oda, mint anno az amerikai őslakosok a gyarmatosítóknak <text:span text:style-name="T20">kincseiket</text:span>. Bele se gondolunk, de 1 hétnyi friss, nyers közösségi médiából kinyert adat, amely több millió (néha milliárd) személy tevékenységét tartalmazza, dollár tíz/százezrekbe kerül a hirdetési/kutatási piacon. Ilyen hatalmas adatmennyiséget hívunk “big data”-nak, amelyen ún. “adatbányászatot” folytatnak hirdető, kereskedelmi cégek, kormányügynökségek. Az adat hatalmas mennyisége és sokszínűsége miatt egészen hihetetlen összefüggéseket, statisztikákat képesek kinyerni belőle.</text:p>
      <text:p text:style-name="P1"/>
      <text:list xml:id="list202843824365818" text:continue-numbering="true" text:style-name="WWNum1">
        <text:list-item>
          <text:h text:style-name="P4" text:outline-level="3"><text:soft-page-break/>Vadnyugat</text:h>
        </text:list-item>
      </text:list>
      <text:p text:style-name="Text_20_body">Az ember úgy érezheti, hogy ez az egész szabályozatlan és bizony jól érzi – ezért a “vadnyugat” hasonlat. A kormányok el nem végzett munkáját (szabályozás hiánya) magunknak kell megoldanunk – ez a cikksorozat is ezért indult. Amíg nincs hatékony jogi környezet, ami védi személyes adatainkat, addig ez a személyek egyéni feladat<text:span text:style-name="T21">a</text:span> marad – ehhez viszont ismeretek, <text:span text:style-name="T21">oktatás</text:span> és tudatosság kell.</text:p>
      <text:p text:style-name="Text_20_body"><text:span text:style-name="T1">A rólunk szóló információk adásvételét nyugodtan hívhatjuk információs “szervkereskedelemnek”. Evidencia, hogy </text:span><text:span text:style-name="T17">amint</text:span><text:span text:style-name="T1"> a szerveid, úgy </text:span><text:span text:style-name="T2">a rólad szóló információk is a te tulajdonod kéne hogy legyenek</text:span><text:span text:style-name="T5">.</text:span></text:p>
      <text:p text:style-name="Text_20_body"><text:span text:style-name="T5">A s</text:span><text:span text:style-name="T1">zabályozatlan jogi környezetben vannak azért reménysugarak – a sokak által átkozott EU direktíva, a </text:span><text:span text:style-name="T14">korábban már említett </text:span><text:a xlink:type="simple" xlink:href="https://en.wikipedia.org/wiki/General_Data_Protection_Regulation" text:style-name="Internet_20_link" text:visited-style-name="Visited_20_Internet_20_Link">GDPR</text:a><text:span text:style-name="T1"> jó első lépés erre. Sok vállalkozás számára kényelmetlen, nyűg, mégis jó és hasznos alap, amire lehet építkezni.</text:span></text:p>
      <text:p text:style-name="Text_20_body">Ne legyenek illúzióink: egy világcég jellemzően addig megy el, amíg a szabályozás engedi – <text:s/>tekinthetünk rá úgy, mint egy pszichopátiás viselkedéssel bíró személyre, aki az erkölcsöt legfeljebb mint kommunikációs eszközt ismeri. Szükséges a szigorú szabályozás, a cégek maguktól nem fognak tiszteletben tartani semmilyen személyes adat<text:span text:style-name="T22">ot érintő szabadságjogot</text:span>.</text:p>
      <text:p text:style-name="Text_20_body"><text:span text:style-name="T1">Jó – és végtelenül gátlástalan – példa az </text:span><text:span text:style-name="T3">Onavo Project</text:span><text:span text:style-name="T1">, ami egy fedőcégen keresztül – valójában a Facebook által – fejlesztett mobilalkalmazás. Az alkalmazás üzleti modellje: a felhasználó beleegyezésével, havi 20$-ért </text:span><text:span text:style-name="T2">minden tevékenységet rögzít</text:span><text:span text:style-name="T1"> a felhasználó mobilján a legutolsó érintésig bezárólag. A célcsoport a tizenéves korosztály, mivel ők rengeteg tartalmat gyártanak, általában pénzszűkében vannak és legtöbbször nem is értik az adatvédelmi aggályokat – hiszen már ebben a “mindent posztolok“ környezetben nőttek fel. Az alkalmazás által termelt rengeteg adat segít a Facebooknak a felhasználói szokások elképesztő mélységű megismerésével minél hatékonyabban célozni reklámozási technikáit, illetve addiktívabbá tenni termékeit (Facebook, Instagram, Whatsapp).</text:span></text:p>
      <text:p text:style-name="Text_20_body"><text:span text:style-name="T1">A nagy trio – Google, Facebook, Apple – profitorientált cégek é</text:span><text:span text:style-name="T6">s</text:span><text:span text:style-name="T1"> ahogy fent említettük, nincsenek etikai megfontolásaik, miközben már </text:span><text:span text:style-name="T6">gyakorlatilag</text:span><text:span text:style-name="T1"> államszerű működéssel bírnak. Tevékenységük, például a moderálás, annak jellege és mértéke is önkényesen, általuk eldöntött formában </text:span><text:span text:style-name="T16">zajlik – </text:span><text:span text:style-name="T1"><text:s text:c="2"/>törvényi keretek, vagy előzetes társadalmi konszenzus nélkül. É</text:span><text:span text:style-name="T15">s míg egy kormányt általában le lehet váltani, egy nagyvállalatot nem.</text:span></text:p>
      <text:p text:style-name="Text_20_body">Felmerült <text:span text:style-name="T18">korábban és rendszeresen napirendre kerül,</text:span> hogy közszolgáltatássá kéne tenni a Facebookot, így a bevételi kényszer megszűnése miatt nem lenne szükség a tartalomgyártás erőszakos hajszolására.</text:p>
      <text:p text:style-name="Text_20_body">Nehéz ügy a fent említett moderálás témája is. Szükség van -e törvényi kereteket vonni a moderálásra, és ha igen, milyet? Nagyon könnyen a szólásszabadság feláldozásának kapujában találhatjuk magunkat, viszont az álhírek, trollok közben elpusztítanak mindent. Nehéz ügy.</text:p>
      <text:p text:style-name="Text_20_body">A következő <text:span text:style-name="T19">fejezetben</text:span> a profilépítésről és annak felhasználásáról, valamint a metaadatokról lesz szó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iberation Serif1" svg:font-family="'Liberation Serif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hu" fo:country="H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hu" fo:country="HU" style:letter-kerning="true" style:font-name-asian="Arial Unicode MS" style:font-family-asian="'Arial Unicode MS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 fo:text-align="justify" style:justify-single-word="false"/>
    </style:style>
    <style:style style:name="List" style:family="paragraph" style:parent-style-name="Text_20_body" style:default-outline-level="" style:class="list">
      <style:paragraph-properties fo:margin-top="0in" fo:margin-bottom="0.0972in" style:contextual-spacing="false" fo:line-height="115%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/>
      <style:text-properties style:font-style-complex="italic"/>
    </style:style>
    <style:style style:name="Index" style:family="paragraph" style:parent-style-name="Standard" style:default-outline-level="" style:class="index"/>
    <style:style style:name="Heading_20_1" style:display-name="Heading 1" style:family="paragraph" style:parent-style-name="Heading" style:default-outline-level="" style:class="text">
      <style:paragraph-properties fo:margin-top="0.1665in" fo:margin-bottom="0.0835in" style:contextual-spacing="false" fo:keep-with-next="always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Heading" style:default-outline-level="" style:class="text">
      <style:paragraph-properties fo:margin-top="0.139in" fo:margin-bottom="0.0835in" style:contextual-spacing="false" fo:keep-with-next="always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0972in" fo:margin-bottom="0.0835in" style:contextual-spacing="false" fo:keep-with-next="always"/>
      <style:text-properties style:font-name="Liberation Sans1" fo:font-family="'Liberatio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9-09-01T10:56:00</meta:creation-date>
    <dc:date>2021-02-15T20:28:42.838504283</dc:date>
    <meta:editing-duration>PT1H5M10S</meta:editing-duration>
    <meta:editing-cycles>29</meta:editing-cycles>
    <meta:generator>LibreOffice/7.0.4.2$MacOSX_X86_64 LibreOffice_project/dcf040e67528d9187c66b2379df5ea4407429775</meta:generator>
    <meta:document-statistic meta:table-count="0" meta:image-count="0" meta:object-count="0" meta:page-count="3" meta:paragraph-count="28" meta:word-count="1190" meta:character-count="9141" meta:non-whitespace-character-count="7950"/>
  </office:meta>
</office:document-meta>
</file>